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2T17:00:00</dc:date>
          </delta:change-info>
        </delta:change-transaction>
      </delta:tracked-changes>
      <text:h text:outline-level="1" text:style-name="P1">Paragraph Split with Text Addition</text:h>
      <text:p text:style-name="P2">In this example, the following paragraph will be split by copying <text:s/>the text in between curly braces from the following paragraphs and pasting it in between the square brackets.</text:p>
      <text:p split:split001-idref="split1" text:style-name="P2">This paragraph will be split. [<text:span text:style-name="T1" delta:insertion-change-idref="I" delta:insertion-type="insert-with-content">This will be copied.</text:span></text:p>
      <text:p delta:split-id="split1" delta:insertion-change-idref="I" delta:insertion-type="split" text:style-name="P2"><text:span text:style-name="T1" delta:insertion-change-idref="I" delta:insertion-type="insert-with-content">This will also be copied</text:span>] This will be in the new paragraph.</text:p>
      <text:p text:style-name="P2">This is the source of the copy and paste. {This will be copied.</text:p>
      <text:p text:style-name="P2">This will also be copied}. This part will not be copied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5:33:32</dc:date>
    <meta:creation-date>2010-06-22T16:59:29</meta:creation-date>
    <dc:creator>Tristan Mitchell</dc:creator>
  </office:meta>
</office:document-meta>
</file>